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3.95cm" fo:min-width="18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5cm" fo:min-width="4.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5cm" fo:min-width="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65cm" fo:min-width="2.2cm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2.15cm" fo:min-width="18.5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20.65cm" fo:min-width="18.5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812cm" fo:min-width="7.986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882cm" fo:min-width="7.916cm"/>
    </style:style>
    <style:style style:name="gr9" style:family="graphic" style:parent-style-name="standard">
      <style:graphic-properties draw:fill-color="#00cc00" draw:textarea-horizontal-align="justify" draw:textarea-vertical-align="middle" draw:auto-grow-height="false" fo:min-height="7.55cm" fo:min-width="16.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05cm" fo:min-width="6.4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3.05cm" fo:min-width="3.6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2.75cm" fo:min-width="4.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85cm" fo:min-width="3.1cm"/>
    </style:style>
    <style:style style:name="gr15" style:family="graphic" style:parent-style-name="standard">
      <style:graphic-properties draw:fill-color="#00cc00" draw:textarea-horizontal-align="justify" draw:textarea-vertical-align="middle" draw:auto-grow-height="false" fo:min-height="7.649cm" fo:min-width="16.8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4.2cm" svg:x="1cm" svg:y="1cm">
          <text:p text:style-name="P1"/>
          <text:p text:style-name="P1"/>
          <text:p text:style-name="P1"/>
          <text:p text:style-name="P1"/>
          <text:p text:style-name="P1"/>
          <text:p text:style-name="P1">Head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cm" svg:height="1.7cm" svg:x="1.5cm" svg:y="1.4cm">
          <text:p text:style-name="P1">&lt;Figure </text:p>
          <text:p text:style-name="P1">IMG&gt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5cm" svg:height="1.1cm" svg:x="8.3cm" svg:y="1.8cm">
          <text:p text:style-name="P1">Nav Ul li 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cm" svg:height="2.9cm" svg:x="17cm" svg:y="1.3cm">
          <text:p text:style-name="P1">Pannier 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9cm" svg:height="2.4cm" svg:x="1cm" svg:y="5.2cm">
          <text:p text:style-name="P1">NAV <text:s/>Ul li 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9cm" svg:height="20.9cm" svg:x="1cm" svg:y="7.8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cm" svg:height="1.5cm" svg:x="4.7cm" svg:y="7.9cm">
          <text:p text:style-name="P1">&lt;Section&gt;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1.9cm" svg:height="1.6cm" svg:x="5cm" svg:y="10.1cm">
          <text:p text:style-name="P1">Articl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7.3cm" svg:height="7.8cm" svg:x="2cm" svg:y="12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cm" svg:height="0.001cm" svg:x="0.5cm" svg:y="11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9cm" svg:height="1.3cm" svg:x="3cm" svg:y="12.9cm">
          <text:p text:style-name="P1">H2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cm" svg:height="3.3cm" svg:x="2.8cm" svg:y="1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cm" svg:height="3cm" svg:x="8.6cm" svg:y="15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6cm" svg:height="3.1cm" svg:x="15.3cm" svg:y="15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7.3cm" svg:height="7.899cm" draw:transform="skewX (0.0167551608191456) translate (1.932cm 20.401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cm" svg:height="3.3cm" svg:x="2.8cm" svg:y="2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cm" svg:height="3.3cm" svg:x="8.7cm" svg:y="23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12:00:28.649048260</meta:creation-date>
    <dc:date>2017-04-07T12:42:31.481027098</dc:date>
    <meta:editing-duration>PT3M54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